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1cm"/>
    </style:style>
    <style:style style:name="co2" style:family="table-column">
      <style:table-column-properties fo:break-before="auto" style:column-width="12.8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9cm"/>
    </style:style>
    <style:style style:name="co5" style:family="table-column">
      <style:table-column-properties fo:break-before="auto" style:column-width="12.506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14.0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Артикулы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Цена, BYN</text:p>
          </table:table-cell>
          <table:table-cell table:style-name="ce1" office:value-type="string" calcext:value-type="string">
            <text:p>Ссылка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LN2803A</text:p>
          </table:table-cell>
          <table:table-cell office:value-type="string" calcext:value-type="string">
            <text:p>Матрица из восьми транзисторов Дарлингтона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<text:a xlink:href="https://www.chipdip.by/product/uln2803a-stm" xlink:type="simple">https://www.chipdip.by/product/uln2803a-stm</text:a></text:p>
          </table:table-cell>
        </table:table-row>
        <table:table-row table:style-name="ro1">
          <table:table-cell office:value-type="string" calcext:value-type="string">
            <text:p>PCF8575</text:p>
          </table:table-cell>
          <table:table-cell office:value-type="string" calcext:value-type="string">
            <text:p>Модуль расширения портов ввода-вывода PCF8575 16 портов I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amperkot.by/products/modul_rasshireniya_portov_vvodavyivoda_pcf8575_16_portov_i2c/40166470.html" xlink:type="simple">https://amperkot.by/products/modul_rasshireniya_portov_vvodavyivoda_pcf8575_16_portov_i2c/40166470.html</text:a></text:p>
          </table:table-cell>
        </table:table-row>
        <table:table-row table:style-name="ro1">
          <table:table-cell office:value-type="string" calcext:value-type="string">
            <text:p>TRG2-L-5VDC-S-H</text:p>
          </table:table-cell>
          <table:table-cell office:value-type="string" calcext:value-type="string">
            <text:p>Реле 5V 5А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<text:a xlink:href="https://www.chipdip.by/product0/8021607723" xlink:type="simple">https://www.chipdip.by/product0/8021607723</text:a></text:p>
          </table:table-cell>
        </table:table-row>
        <table:table-row table:style-name="ro1">
          <table:table-cell office:value-type="string" calcext:value-type="string">
            <text:p>PC817C</text:p>
          </table:table-cell>
          <table:table-cell office:value-type="string" calcext:value-type="string">
            <text:p>Оптопара транзисторная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<text:a xlink:href="https://www.chipdip.by/product/pc817c" xlink:type="simple">https://www.chipdip.by/product/pc817c</text:a></text:p>
          </table:table-cell>
        </table:table-row>
        <table:table-row table:style-name="ro1">
          <table:table-cell table:style-name="ce2" office:value-type="string" calcext:value-type="string">
            <text:p>2EDGK-08P</text:p>
          </table:table-cell>
          <table:table-cell office:value-type="string" calcext:value-type="string">
            <text:p>Клеммник розетка 8 контактов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<text:a xlink:href="https://www.chipdip.by/product0/8007167187" xlink:type="simple">https://www.chipdip.by/product0/8007167187</text:a></text:p>
          </table:table-cell>
        </table:table-row>
        <table:table-row table:style-name="ro1">
          <table:table-cell office:value-type="string" calcext:value-type="string">
            <text:p>2EDGR-08P</text:p>
          </table:table-cell>
          <table:table-cell office:value-type="string" calcext:value-type="string">
            <text:p>Клеммник вилка 8 контактов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<text:a xlink:href="https://www.chipdip.by/product0/8007167182" xlink:type="simple">https://www.chipdip.by/product0/8007167182</text:a></text:p>
          </table:table-cell>
        </table:table-row>
        <table:table-row table:style-name="ro1">
          <table:table-cell office:value-type="string" calcext:value-type="string">
            <text:p>FH-102</text:p>
          </table:table-cell>
          <table:table-cell office:value-type="string" calcext:value-type="string">
            <text:p>Держатель под предохранитель 5.2х20мм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<text:a xlink:href="https://www.chipdip.by/product/fh-102" xlink:type="simple">https://www.chipdip.by/product/fh-102</text:a></text:p>
          </table:table-cell>
        </table:table-row>
        <table:table-row table:style-name="ro1">
          <table:table-cell office:value-type="string" calcext:value-type="string">
            <text:p>ВПБ6-5</text:p>
          </table:table-cell>
          <table:table-cell office:value-type="string" calcext:value-type="string">
            <text:p>Предохранитель стеклянный быстродействующий 0.5 А, 250В 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a xlink:href="https://www.chipdip.by/product/h520-0.5a" xlink:type="simple">https://www.chipdip.by/product/h520-0.5a</text:a></text:p>
          </table:table-cell>
        </table:table-row>
      </table:table>
      <table:table table:name="DI16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table:formula="of:=[$Артикулы.A1]" office:value-type="string" office:string-value="Артикул" calcext:value-type="string">
            <text:p>Артикул</text:p>
          </table:table-cell>
          <table:table-cell table:style-name="ce1" table:formula="of:=[$Артикулы.B1]" office:value-type="string" office:string-value="Описание" calcext:value-type="string">
            <text:p>Описание</text:p>
          </table:table-cell>
          <table:table-cell table:style-name="ce1" table:formula="of:=[$Артикулы.C1]" office:value-type="string" office:string-value="Цена, BYN" calcext:value-type="string">
            <text:p>Цена, BYN</text:p>
          </table:table-cell>
          <table:table-cell table:style-name="ce1" office:value-type="string" calcext:value-type="string">
            <text:p>Кол-во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[$Артикулы.A5]" office:value-type="string" office:string-value="PCF8575" calcext:value-type="string">
            <text:p>PCF8575</text:p>
          </table:table-cell>
          <table:table-cell table:formula="of:=[$Артикулы.B5]" office:value-type="string" office:string-value="Модуль расширения портов ввода-вывода PCF8575 16 портов I2C" calcext:value-type="string">
            <text:p>Модуль расширения портов ввода-вывода PCF8575 16 портов I2C</text:p>
          </table:table-cell>
          <table:table-cell table:formula="of:=[$Артикулы.C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12" calcext:value-type="float">
            <text:p>12</text:p>
          </table:table-cell>
        </table:table-row>
        <table:table-row table:style-name="ro1">
          <table:table-cell table:formula="of:=[$Артикулы.A7]" office:value-type="string" office:string-value="PC817C" calcext:value-type="string">
            <text:p>PC817C</text:p>
          </table:table-cell>
          <table:table-cell table:formula="of:=[$Артикулы.B7]" office:value-type="string" office:string-value="Оптопара транзисторная" calcext:value-type="string">
            <text:p>Оптопара транзисторная</text:p>
          </table:table-cell>
          <table:table-cell table:formula="of:=[$Артикулы.C7]" office:value-type="float" office:value="0.88" calcext:value-type="float">
            <text:p>0,88</text:p>
          </table:table-cell>
          <table:table-cell office:value-type="float" office:value="16" calcext:value-type="float">
            <text:p>16</text:p>
          </table:table-cell>
          <table:table-cell table:formula="of:=[.C5]*[.D5]" office:value-type="float" office:value="14.08" calcext:value-type="float">
            <text:p>14,08</text:p>
          </table:table-cell>
        </table:table-row>
        <table:table-row table:style-name="ro1">
          <table:table-cell table:formula="of:=[$Артикулы.A8]" office:value-type="string" office:string-value="2EDGK-08P" calcext:value-type="string">
            <text:p>2EDGK-08P</text:p>
          </table:table-cell>
          <table:table-cell table:formula="of:=[$Артикулы.B8]" office:value-type="string" office:string-value="Клеммник розетка 8 контактов" calcext:value-type="string">
            <text:p>Клеммник розетка 8 контактов</text:p>
          </table:table-cell>
          <table:table-cell table:formula="of:=[$Артикулы.C8]" office:value-type="float" office:value="1.4" calcext:value-type="float">
            <text:p>1,4</text:p>
          </table:table-cell>
          <table:table-cell office:value-type="float" office:value="3" calcext:value-type="float">
            <text:p>3</text:p>
          </table:table-cell>
          <table:table-cell table:formula="of:=[.C6]*[.D6]" office:value-type="float" office:value="4.2" calcext:value-type="float">
            <text:p>4,2</text:p>
          </table:table-cell>
        </table:table-row>
        <table:table-row table:style-name="ro1">
          <table:table-cell table:formula="of:=[$Артикулы.A9]" office:value-type="string" office:string-value="2EDGR-08P" calcext:value-type="string">
            <text:p>2EDGR-08P</text:p>
          </table:table-cell>
          <table:table-cell table:formula="of:=[$Артикулы.B9]" office:value-type="string" office:string-value="Клеммник вилка 8 контактов" calcext:value-type="string">
            <text:p>Клеммник вилка 8 контактов</text:p>
          </table:table-cell>
          <table:table-cell table:formula="of:=[$Артикулы.C9]" office:value-type="float" office:value="0.53" calcext:value-type="float">
            <text:p>0,53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1.59" calcext:value-type="float">
            <text:p>1,59</text:p>
          </table:table-cell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number-columns-repeated="3"/>
          <table:table-cell table:formula="of:=SUM([.E4:.E18])" office:value-type="float" office:value="31.87" calcext:value-type="float">
            <text:p>31,87</text:p>
          </table:table-cell>
        </table:table-row>
      </table:table>
      <table:table table:name="RQ8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table:formula="of:=[$Артикулы.A1]" office:value-type="string" office:string-value="Артикул" calcext:value-type="string">
            <text:p>Артикул</text:p>
          </table:table-cell>
          <table:table-cell table:style-name="ce1" table:formula="of:=[$Артикулы.B1]" office:value-type="string" office:string-value="Описание" calcext:value-type="string">
            <text:p>Описание</text:p>
          </table:table-cell>
          <table:table-cell table:style-name="ce1" table:formula="of:=[$Артикулы.C1]" office:value-type="string" office:string-value="Цена, BYN" calcext:value-type="string">
            <text:p>Цена, BYN</text:p>
          </table:table-cell>
          <table:table-cell table:style-name="ce1" office:value-type="string" calcext:value-type="string">
            <text:p>Кол-во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formula="of:=[$Артикулы.A4]" office:value-type="string" office:string-value="ULN2803A" calcext:value-type="string">
            <text:p>ULN2803A</text:p>
          </table:table-cell>
          <table:table-cell table:formula="of:=[$Артикулы.B4]" office:value-type="string" office:string-value="Матрица из восьми транзисторов Дарлингтона" calcext:value-type="string">
            <text:p>Матрица из восьми транзисторов Дарлингтона</text:p>
          </table:table-cell>
          <table:table-cell table:formula="of:=[$Артикулы.C4]"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9.7" calcext:value-type="float">
            <text:p>9,7</text:p>
          </table:table-cell>
        </table:table-row>
        <table:table-row table:style-name="ro1">
          <table:table-cell table:formula="of:=[$Артикулы.A5]" office:value-type="string" office:string-value="PCF8575" calcext:value-type="string">
            <text:p>PCF8575</text:p>
          </table:table-cell>
          <table:table-cell table:formula="of:=[$Артикулы.B5]" office:value-type="string" office:string-value="Модуль расширения портов ввода-вывода PCF8575 16 портов I2C" calcext:value-type="string">
            <text:p>Модуль расширения портов ввода-вывода PCF8575 16 портов I2C</text:p>
          </table:table-cell>
          <table:table-cell table:formula="of:=[$Артикулы.C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2" calcext:value-type="float">
            <text:p>12</text:p>
          </table:table-cell>
        </table:table-row>
        <table:table-row table:style-name="ro1">
          <table:table-cell table:formula="of:=[$Артикулы.A6]" office:value-type="string" office:string-value="TRG2-L-5VDC-S-H" calcext:value-type="string">
            <text:p>TRG2-L-5VDC-S-H</text:p>
          </table:table-cell>
          <table:table-cell table:formula="of:=[$Артикулы.B6]" office:value-type="string" office:string-value="Реле 5V 5А" calcext:value-type="string">
            <text:p>Реле 5V 5А</text:p>
          </table:table-cell>
          <table:table-cell table:formula="of:=[$Артикулы.C6]" office:value-type="float" office:value="1.75" calcext:value-type="float">
            <text:p>1,75</text:p>
          </table:table-cell>
          <table:table-cell office:value-type="float" office:value="8" calcext:value-type="float">
            <text:p>8</text:p>
          </table:table-cell>
          <table:table-cell table:formula="of:=[.C6]*[.D6]" office:value-type="float" office:value="14" calcext:value-type="float">
            <text:p>14</text:p>
          </table:table-cell>
        </table:table-row>
        <table:table-row table:style-name="ro1">
          <table:table-cell table:style-name="ce2" table:formula="of:=[$Артикулы.A8]" office:value-type="string" office:string-value="2EDGK-08P" calcext:value-type="string">
            <text:p>2EDGK-08P</text:p>
          </table:table-cell>
          <table:table-cell table:style-name="ce2" table:formula="of:=[$Артикулы.B8]" office:value-type="string" office:string-value="Клеммник розетка 8 контактов" calcext:value-type="string">
            <text:p>Клеммник розетка 8 контактов</text:p>
          </table:table-cell>
          <table:table-cell table:style-name="ce2" table:formula="of:=[$Артикулы.C8]"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2.8" calcext:value-type="float">
            <text:p>2,8</text:p>
          </table:table-cell>
        </table:table-row>
        <table:table-row table:style-name="ro1">
          <table:table-cell table:formula="of:=[$Артикулы.A9]" office:value-type="string" office:string-value="2EDGR-08P" calcext:value-type="string">
            <text:p>2EDGR-08P</text:p>
          </table:table-cell>
          <table:table-cell table:formula="of:=[$Артикулы.B9]" office:value-type="string" office:string-value="Клеммник вилка 8 контактов" calcext:value-type="string">
            <text:p>Клеммник вилка 8 контактов</text:p>
          </table:table-cell>
          <table:table-cell table:formula="of:=[$Артикулы.C9]"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1.06" calcext:value-type="float">
            <text:p>1,06</text:p>
          </table:table-cell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number-columns-repeated="3"/>
          <table:table-cell table:formula="of:=SUM([.E4:.E18])" office:value-type="float" office:value="39.56" calcext:value-type="float">
            <text:p>39,56</text:p>
          </table:table-cell>
        </table:table-row>
      </table:table>
      <table:table table:name="RQ16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Кол-во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Q16</text:p>
          </table:table-cell>
          <table:table-cell table:number-columns-repeated="4"/>
        </table:table-row>
        <table:table-row table:style-name="ro1">
          <table:table-cell table:formula="of:=[Артикулы.A4]" office:value-type="string" office:string-value="ULN2803A" calcext:value-type="string">
            <text:p>ULN2803A</text:p>
          </table:table-cell>
          <table:table-cell table:formula="of:=[Артикулы.B4]" office:value-type="string" office:string-value="Матрица из восьми транзисторов Дарлингтона" calcext:value-type="string">
            <text:p>Матрица из восьми транзисторов Дарлингтона</text:p>
          </table:table-cell>
          <table:table-cell table:formula="of:=[Артикулы.C4]" office:value-type="float" office:value="9.7" calcext:value-type="float">
            <text:p>9,7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19.4" calcext:value-type="float">
            <text:p>19,4</text:p>
          </table:table-cell>
        </table:table-row>
        <table:table-row table:style-name="ro1">
          <table:table-cell table:formula="of:=[Артикулы.A5]" office:value-type="string" office:string-value="PCF8575" calcext:value-type="string">
            <text:p>PCF8575</text:p>
          </table:table-cell>
          <table:table-cell table:formula="of:=[Артикулы.B5]" office:value-type="string" office:string-value="Модуль расширения портов ввода-вывода PCF8575 16 портов I2C" calcext:value-type="string">
            <text:p>Модуль расширения портов ввода-вывода PCF8575 16 портов I2C</text:p>
          </table:table-cell>
          <table:table-cell table:formula="of:=[Артикулы.C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2" calcext:value-type="float">
            <text:p>12</text:p>
          </table:table-cell>
        </table:table-row>
        <table:table-row table:style-name="ro1">
          <table:table-cell table:formula="of:=[$Артикулы.A6]" office:value-type="string" office:string-value="TRG2-L-5VDC-S-H" calcext:value-type="string">
            <text:p>TRG2-L-5VDC-S-H</text:p>
          </table:table-cell>
          <table:table-cell table:formula="of:=[$Артикулы.B6]" office:value-type="string" office:string-value="Реле 5V 5А" calcext:value-type="string">
            <text:p>Реле 5V 5А</text:p>
          </table:table-cell>
          <table:table-cell table:formula="of:=[$Артикулы.C6]" office:value-type="float" office:value="1.75" calcext:value-type="float">
            <text:p>1,75</text:p>
          </table:table-cell>
          <table:table-cell office:value-type="float" office:value="16" calcext:value-type="float">
            <text:p>16</text:p>
          </table:table-cell>
          <table:table-cell table:formula="of:=[.C6]*[.D6]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formula="of:=[Артикулы.C8]*[.D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number-columns-repeated="3"/>
          <table:table-cell table:formula="of:=SUM([.A1:.E4])" office:value-type="float" office:value="31.1" calcext:value-type="float">
            <text:p>3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 style:data-style-name="N2" text:time-value="13:56:21.70213181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09:13:57.033162646</meta:creation-date>
    <dc:date>2024-04-19T14:37:38.135096623</dc:date>
    <meta:editing-duration>PT2H2M58S</meta:editing-duration>
    <meta:editing-cycles>42</meta:editing-cycles>
    <meta:generator>LibreOffice/24.2.2.2$Linux_X86_64 LibreOffice_project/427a8baee0312a7693737440f205d2e411d50bad</meta:generator>
    <meta:document-statistic meta:table-count="4" meta:cell-count="145" meta:object-count="0"/>
  </office:meta>
</office:document-meta>
</file>